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 style:data-style-name="N36">
      <style:table-cell-properties style:rotation-align="none"/>
    </style:style>
    <style:style style:name="ce4" style:family="table-cell" style:parent-style-name="Default" style:data-style-name="N72">
      <style:table-cell-properties style:rotation-align="none"/>
    </style:style>
    <style:style style:name="ce7" style:family="table-cell" style:parent-style-name="Default" style:data-style-name="N61">
      <style:table-cell-properties style:rotation-align="none"/>
    </style:style>
    <style:style style:name="ce1" style:family="table-cell" style:parent-style-name="Default" style:data-style-name="N49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style-name="ce3" office:value-type="date" office:date-value="2021-01-01" calcext:value-type="date">
            <text:p>01/01/202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4" office:value-type="date" office:date-value="2021-01-01T10:10:10" calcext:value-type="date">
            <text:p>01/01/2021 10:10 AM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7" office:value-type="time" office:time-value="PT10H10M10S" calcext:value-type="time">
            <text:p>10:10:1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5">
      <number:day/>
      <number:text>-</number:text>
      <number:month number:textual="true"/>
    </number:dat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date-style style:name="N146">
      <number:month number:textual="true"/>
      <number:text>-</number:text>
      <number:year/>
    </number:date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6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0P0"/>
    </number:currency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56">
      <number:day/>
      <number:text>-</number:text>
      <number:month number:textual="true"/>
      <number:text>-</number:text>
      <number:year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time-style style:name="N154">
      <number:minutes number:style="long"/>
      <number:text>:</number:text>
      <number:seconds number:style="long" number:decimal-places="1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15:28:36</meta:creation-date>
    <dc:language>en-US</dc:language>
    <dc:date>2023-02-01T15:10:50.654993042</dc:date>
    <meta:editing-cycles>7</meta:editing-cycles>
    <meta:editing-duration>PT2M53S</meta:editing-duration>
    <meta:generator>LibreOffice/7.3.7.2$Linux_X86_64 LibreOffice_project/30$Build-2</meta:generator>
    <meta:document-statistic meta:table-count="1" meta:cell-count="6" meta:object-count="0"/>
  </office:meta>
</office:document-meta>
</file>